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fbb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fbb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fbb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fbb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fbb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fbb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fbb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fbb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fbb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fbb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fbb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fbb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fbb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fbb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fbb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fbb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fbb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sabella Valentina Ortiz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Urbanej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8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5988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esmary Carolina Ramos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790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0.20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1" meta:non-whitespace-character-count="1003"/>
    <meta:template xlink:type="simple" xlink:actuate="onRequest" xlink:title="Normal" xlink:href=""/>
  </office:meta>
</office:document-meta>
</file>